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99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6666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cc00" fo:font-weight="bold" style:font-weight-asian="bold" style:font-weight-complex="bold"/>
    </style:style>
    <style:style style:name="ce6" style:family="table-cell" style:parent-style-name="Default">
      <style:text-properties fo:color="#6666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+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&lt;&gt;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it</text:p>
          </table:table-cell>
          <table:table-cell table:style-name="ce2"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style-name="ce5"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number-columns-repeated="6" table:style-name="ce4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table:style-name="ce1"/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1" table:number-columns-repeated="2"/>
          <table:table-cell office:value-type="string" calcext:value-type="string">
            <text:p>&gt;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&gt; </text:p>
          </table:table-cell>
          <table:table-cell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table:style-name="ce1"/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1" table:number-columns-repeated="2"/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&gt; </text:p>
          </table:table-cell>
          <table:table-cell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table:style-name="ce1"/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1" table:number-columns-repeated="2"/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</text:p>
          </table:table-cell>
          <table:table-cell table:style-name="ce4" office:value-type="string" calcext:value-type="string">
            <text:p>&lt; </text:p>
          </table:table-cell>
          <table:table-cell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style-name="ce1"/>
          <table:table-cell office:value-type="string" calcext:value-type="string">
            <text:p>&lt;</text:p>
          </table:table-cell>
          <table:table-cell table:number-columns-repeated="6" table:style-name="ce4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37:41.141487093</meta:creation-date>
    <dc:date>2017-10-13T11:55:39.764482145</dc:date>
    <meta:editing-duration>PT7M7S</meta:editing-duration>
    <meta:editing-cycles>1</meta:editing-cycles>
    <meta:document-statistic meta:table-count="1" meta:cell-count="240" meta:object-count="0"/>
    <meta:generator>LibreOffice/5.1.6.2$Linux_X86_64 LibreOffice_project/10m0$Build-2</meta:generator>
  </office:meta>
</office:document-meta>
</file>